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e7f3"/>
    </style:style>
    <style:style style:name="P2" style:family="paragraph" style:parent-style-name="Text_20_body">
      <style:text-properties officeooo:rsid="0001e7f3" officeooo:paragraph-rsid="0001e7f3"/>
    </style:style>
    <style:style style:name="P3" style:family="paragraph" style:parent-style-name="Text_20_body">
      <style:text-properties fo:font-style="italic" officeooo:paragraph-rsid="0001e7f3" style:font-style-asian="italic" style:font-style-complex="italic"/>
    </style:style>
    <style:style style:name="P4" style:family="paragraph" style:parent-style-name="Text_20_body">
      <style:text-properties officeooo:paragraph-rsid="0003354b"/>
    </style:style>
    <style:style style:name="P5" style:family="paragraph" style:parent-style-name="Text_20_body">
      <style:text-properties officeooo:paragraph-rsid="000458ba"/>
    </style:style>
    <style:style style:name="P6" style:family="paragraph" style:parent-style-name="Preformatted_20_Text">
      <style:text-properties style:font-name="monospace" officeooo:paragraph-rsid="00022692"/>
    </style:style>
    <style:style style:name="P7" style:family="paragraph" style:parent-style-name="Text_20_body">
      <style:text-properties officeooo:rsid="0001e7f3" officeooo:paragraph-rsid="0001e7f3"/>
    </style:style>
    <style:style style:name="P8" style:family="paragraph" style:parent-style-name="Text_20_body">
      <style:text-properties officeooo:rsid="0001e7f3" officeooo:paragraph-rsid="00022692"/>
    </style:style>
    <style:style style:name="P9" style:family="paragraph" style:parent-style-name="Heading_20_3">
      <style:text-properties officeooo:rsid="0004b895" officeooo:paragraph-rsid="0004b895"/>
    </style:style>
    <style:style style:name="P10" style:family="paragraph" style:parent-style-name="Preformatted_20_Text">
      <style:text-properties style:font-name="monospace" officeooo:rsid="0001e7f3" officeooo:paragraph-rsid="0003354b"/>
    </style:style>
    <style:style style:name="P11" style:family="paragraph" style:parent-style-name="Preformatted_20_Text">
      <style:text-properties style:font-name="monospace" officeooo:rsid="00054a12" officeooo:paragraph-rsid="00054a12"/>
    </style:style>
    <style:style style:name="T1" style:family="text">
      <style:text-properties officeooo:rsid="0001e7f3"/>
    </style:style>
    <style:style style:name="T2" style:family="text">
      <style:text-properties officeooo:rsid="00022692"/>
    </style:style>
    <style:style style:name="T3" style:family="text">
      <style:text-properties fo:font-style="italic" officeooo:rsid="0001e7f3" style:font-style-asian="italic" style:font-style-complex="italic"/>
    </style:style>
    <style:style style:name="T4" style:family="text">
      <style:text-properties officeooo:rsid="00039864"/>
    </style:style>
    <style:style style:name="T5" style:family="text">
      <style:text-properties officeooo:rsid="000458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uto Git</text:h>
      <text:p text:style-name="P1"><text:tab/><text:span text:style-name="T3">Repository = </text:span><text:a xlink:type="simple" xlink:href="https://github.com/germain-hug/src.git"><text:span text:style-name="T3">https://github.com/germain-hug/src.git</text:span></text:a></text:p>
      <text:p text:style-name="P3"><text:tab/><text:span text:style-name="T1">Username = germain-hug</text:span></text:p>
      <text:p text:style-name="P3"><text:tab/><text:span text:style-name="T1">Mdp = supelec1</text:span></text:p>
      <text:h text:style-name="Heading_20_3" text:outline-level="3">Initialisation</text:h>
      <text:p text:style-name="P2">1 ) Cloner le repository sur l'ordi : git clone <text:a xlink:type="simple" xlink:href="https://github.com/germain-hug/src.git">https://github.com/germain-hug/src.git</text:a></text:p>
      <text:p text:style-name="P2">2 ) se placer dans le repository : cd /src</text:p>
      <text:h text:style-name="Heading_20_3" text:outline-level="3">Uploader des fichiers</text:h>
      <text:p text:style-name="P5">//<text:span text:style-name="T5">se placer dans le dossier src (normalement déjà cloné sur l'ordi)</text:span></text:p>
      <text:p text:style-name="P11">git add --all &amp;&amp; git commit -m "comment"</text:p>
      <text:p text:style-name="P6">git push -u origin master</text:p>
      <text:p text:style-name="P8"><text:s/></text:p>
      <text:h text:style-name="P9" text:outline-level="3">Mise à jour du dossier /Récupération de nouveaux fichiers</text:h>
      <text:p text:style-name="P4">//<text:span text:style-name="T4">se placer dans le dossier src (normalement déjà cloné sur l'ordi)</text:span></text:p>
      <text:p text:style-name="P10">git p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4:10:53.251133406</meta:creation-date>
    <dc:date>2016-02-08T15:20:00.512803520</dc:date>
    <meta:editing-duration>PT16M12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83" meta:character-count="527" meta:non-whitespace-character-count="454"/>
  </office:meta>
</office:document-meta>
</file>